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NGDOM+Times-Roman" svg:font-family="NNGDOM+Times-Roma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3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ext-properties style:font-name="Nimbus Sans L"/>
    </style:style>
    <style:style style:name="ce2" style:family="table-cell" style:parent-style-name="Default" style:data-style-name="N119"/>
    <style:style style:name="ce3" style:family="table-cell" style:parent-style-name="Default" style:data-style-name="N124">
      <style:text-properties style:font-name="Nimbus Sans L"/>
    </style:style>
    <style:style style:name="ce4" style:family="table-cell" style:parent-style-name="Default" style:data-style-name="N118"/>
    <style:style style:name="ce5" style:family="table-cell" style:parent-style-name="Default" style:data-style-name="N124"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NGDOM+Times-Roman" style:font-size-asian="10pt" style:language-asian="en" style:country-asian="US" style:font-style-asian="normal" style:font-weight-asian="normal" style:font-name-complex="NNGDOM+Times-Roman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124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1" table:default-cell-style-name="ce2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u</text:p>
          </table:table-cell>
          <table:table-cell office:value-type="float" office:value="931494.009">
            <text:p>931494.0090</text:p>
          </table:table-cell>
          <table:table-cell/>
          <table:table-cell office:value-type="string">
            <text:p>keV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A</text:p>
          </table:table-cell>
          <table:table-cell office:value-type="string">
            <text:p>tökötti</text:p>
          </table:table-cell>
          <table:table-cell table:style-name="ce2" office:value-type="string">
            <text:p>mass excess (keV)</text:p>
          </table:table-cell>
          <table:table-cell table:style-name="ce2" office:value-type="string">
            <text:p>delta (keV)</text:p>
          </table:table-cell>
          <table:table-cell table:style-name="ce3" office:value-type="string">
            <text:p>m (u)</text:p>
          </table:table-cell>
          <table:table-cell table:style-name="ce3" office:value-type="string">
            <text:p>delta m (u)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129Xe</text:p>
          </table:table-cell>
          <table:table-cell table:style-name="ce2" table:formula="of:=-([.A5]-[.E5])*[.$C$2]" office:value-type="float" office:value="-88696.0593836274">
            <text:p>-88696.0594</text:p>
          </table:table-cell>
          <table:table-cell table:style-name="ce2" table:formula="of:=[.F5]*[.$C$2]" office:value-type="float" office:value="0.010246434099">
            <text:p>0.0102</text:p>
          </table:table-cell>
          <table:table-cell table:style-name="ce5" office:value-type="float" office:value="128.904780859">
            <text:p>128.904780859</text:p>
          </table:table-cell>
          <table:table-cell table:style-name="ce5" office:value-type="float" office:value="0.000000011">
            <text:p>0.00000001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32Xe</text:p>
          </table:table-cell>
          <table:table-cell table:style-name="ce2" table:formula="of:=-([.A6]-[.E6])*[.$C$2]" office:value-type="float" office:value="-89278.9631841175">
            <text:p>-89278.9632</text:p>
          </table:table-cell>
          <table:table-cell table:style-name="ce2" table:formula="of:=[.F6]*[.$C$2]" office:value-type="float" office:value="0.00931494009">
            <text:p>0.0093</text:p>
          </table:table-cell>
          <table:table-cell table:style-name="ce5" office:value-type="float" office:value="131.904155086">
            <text:p>131.904155086</text:p>
          </table:table-cell>
          <table:table-cell table:style-name="ce5" office:value-type="float" office:value="0.00000001">
            <text:p>0.00000001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130Xe</text:p>
          </table:table-cell>
          <table:table-cell table:style-name="ce2" table:formula="of:=-([.A7]-[.E7])*[.$C$2]" office:value-type="float" office:value="-89880.4614680249">
            <text:p>-89880.4615</text:p>
          </table:table-cell>
          <table:table-cell table:style-name="ce2" table:formula="of:=[.F7]*[.$C$2]" office:value-type="float" office:value="0.013972410135">
            <text:p>0.0140</text:p>
          </table:table-cell>
          <table:table-cell table:style-name="ce6" office:value-type="float" office:value="129.903509351">
            <text:p>129.903509351</text:p>
          </table:table-cell>
          <table:table-cell table:style-name="ce5" office:value-type="float" office:value="0.000000015">
            <text:p>0.00000001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136Xe</text:p>
          </table:table-cell>
          <table:table-cell table:style-name="ce2" table:formula="of:=-([.A8]-[.E8])*[.$C$2]" office:value-type="float" office:value="-86429.1522759664">
            <text:p>-86429.1523</text:p>
          </table:table-cell>
          <table:table-cell table:style-name="ce2" table:formula="of:=[.F8]*[.$C$2]" office:value-type="float" office:value="0.010246434099">
            <text:p>0.0102</text:p>
          </table:table-cell>
          <table:table-cell table:style-name="ce6" office:value-type="float" office:value="135.907214484">
            <text:p>135.907214484</text:p>
          </table:table-cell>
          <table:table-cell table:style-name="ce5" office:value-type="float" office:value="0.000000011">
            <text:p>0.00000001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84Kr</text:p>
          </table:table-cell>
          <table:table-cell table:style-name="ce2" table:formula="of:=-([.A9]-[.E9])*[.$C$2]" office:value-type="float" office:value="-82439.333356409">
            <text:p>-82439.3334</text:p>
          </table:table-cell>
          <table:table-cell table:style-name="ce2" table:formula="of:=[.F9]*[.$C$2]" office:value-type="float" office:value="0.007451952072">
            <text:p>0.0075</text:p>
          </table:table-cell>
          <table:table-cell table:style-name="ce3" office:value-type="float" office:value="83.911497731">
            <text:p>83.911497731</text:p>
          </table:table-cell>
          <table:table-cell table:style-name="ce3" office:value-type="float" office:value="0.000000008">
            <text:p>0.00000000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86Kr</text:p>
          </table:table-cell>
          <table:table-cell table:style-name="ce2" table:formula="of:=-([.A10]-[.E10])*[.$C$2]" office:value-type="float" office:value="-83265.6644862718">
            <text:p>-83265.6645</text:p>
          </table:table-cell>
          <table:table-cell table:style-name="ce2" table:formula="of:=[.F10]*[.$C$2]" office:value-type="float" office:value="0.007451952072">
            <text:p>0.0075</text:p>
          </table:table-cell>
          <table:table-cell table:style-name="ce7" office:value-type="float" office:value="85.910610628">
            <text:p>85.910610628</text:p>
          </table:table-cell>
          <table:table-cell table:style-name="ce3" office:value-type="float" office:value="0.000000008">
            <text:p>0.000000008</text:p>
          </table:table-cell>
        </table:table-row>
        <table:table-row table:style-name="ro1" table:number-rows-repeated="65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NGDOM+Times-Roman" svg:font-family="NNGDOM+Times-Roma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8">06/28/2009</text:date>, <text:time>01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00:52:08</meta:creation-date>
    <dc:date>2009-06-28T01:01:24</dc:date>
    <meta:editing-duration>PT00H23M02S</meta:editing-duration>
    <meta:editing-cycles>6</meta:editing-cycles>
    <meta:generator>OpenOffice.org/3.0$Unix OpenOffice.org_project/300m15$Build-9379</meta:generator>
    <meta:document-statistic meta:table-count="3" meta:cell-count="45" meta:object-count="0"/>
  </office:meta>
</office:document-meta>
</file>